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/>
    </style:style>
    <style:style style:name="T5" style:family="text">
      <style:text-properties fo:color="#0000ff" fo:font-style="normal" style:font-style-asian="normal" style:font-style-complex="normal"/>
    </style:style>
    <style:style style:name="T6" style:family="text">
      <style:text-properties fo:color="#0000ff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e 1 - <text:s/>Basic Programming Concepts</text:p>
      <text:p text:style-name="Standard"/>
      <text:p text:style-name="P1">Chapter 1 - Introduction to Programming and Getting Started with the Ecere IDE</text:p>
      <text:p text:style-name="Standard"/>
      <text:p text:style-name="P4">Questionnaire Answers</text:p>
      <text:p text:style-name="Standard"/>
      <text:list xml:id="list24645453" text:style-name="L1">
        <text:list-item>
          <text:p text:style-name="P5">In which radix (or base) is data (digitalized into numbers) represented inside computers?<text:line-break/><text:span text:style-name="T4">2 (binary)<text:line-break/></text:span></text:p>
        </text:list-item>
        <text:list-item>
          <text:p text:style-name="P5">Through which medium is data most often transmitted inside a computer system or network, and how does it map to those numbers?<text:line-break/><text:span text:style-name="T4">electric current (off: 0, on: 1)</text:span><text:line-break/></text:p>
        </text:list-item>
        <text:list-item>
          <text:p text:style-name="P5">Which component of the computer executes instructions?<text:line-break/><text:span text:style-name="T4">The Central Processing Unit (CPU)</text:span><text:line-break/></text:p>
        </text:list-item>
        <text:list-item>
          <text:p text:style-name="P5">In what year was the C programming language designed?<text:line-break/><text:span text:style-name="T4">1972</text:span><text:line-break/></text:p>
        </text:list-item>
        <text:list-item>
          <text:p text:style-name="P5">Who designed the C programming language?<text:line-break/><text:span text:style-name="T4">Dennis Ritchie</text:span><text:line-break/></text:p>
        </text:list-item>
        <text:list-item>
          <text:p text:style-name="P5">The C programming language was designed as part of which operating system?<text:line-break/><text:span text:style-name="T4">UNIX</text:span><text:line-break/></text:p>
        </text:list-item>
        <text:list-item>
          <text:p text:style-name="P5">Which programming language is inherent to the Ecere SDK?<text:line-break/><text:span text:style-name="T4">eC (Ecere C)</text:span><text:line-break/></text:p>
        </text:list-item>
        <text:list-item>
          <text:p text:style-name="P5">Which programming language is eC a superset of?<text:line-break/><text:span text:style-name="T4">The C programming language</text:span><text:line-break/></text:p>
        </text:list-item>
        <text:list-item>
          <text:p text:style-name="P5">What is the name of the programming paradigm that eC, C++, Java, C# (among others) offer, but for which C does not provide any special construct?<text:line-break/><text:span text:style-name="T4">Object-oriented programming (OOP)</text:span><text:line-break/></text:p>
        </text:list-item>
        <text:list-item>
          <text:p text:style-name="P5">What are the two processes that must happen for two source files to become an executable application, and how do we call the tools used to carry on these processes?<text:line-break/><text:span text:style-name="T4">Compiling and linking; compiler and linker</text:span> <text:line-break/></text:p>
        </text:list-item>
        <text:list-item>
          <text:p text:style-name="P5">Name a C language keyword<text:line-break/><text:span text:style-name="T4">void</text:span><text:line-break/></text:p>
        </text:list-item>
        <text:list-item>
          <text:p text:style-name="P5">Name a keyword <text:span text:style-name="T1">specific</text:span> to eC (not found in C)</text:p>
          <text:p text:style-name="P5"><text:span text:style-name="T4">class</text:span><text:line-break/></text:p>
        </text:list-item>
        <text:list-item>
          <text:p text:style-name="P5">What kind of source files (in which programming language(s)) can be built within the Ecere IDE as part of a project?<text:line-break/><text:span text:style-name="T4">eC, C, C++</text:span><text:line-break/></text:p>
        </text:list-item>
        <text:list-item>
          <text:p text:style-name="P5"><text:soft-page-break/>What is the hotkey for starting a Debug session in the Ecere IDE?<text:line-break/><text:span text:style-name="T4">F5</text:span><text:line-break/></text:p>
        </text:list-item>
        <text:list-item>
          <text:p text:style-name="P5">What is the hotkey for 'running' an application in the Ecere IDE (without the debugger)?<text:line-break/><text:span text:style-name="T4">Ctrl-F5</text:span><text:line-break/></text:p>
        </text:list-item>
        <text:list-item>
          <text:p text:style-name="P5">What is the hotkey for building an application without launching it?<text:line-break/><text:span text:style-name="T4">F7</text:span><text:line-break/></text:p>
        </text:list-item>
        <text:list-item>
          <text:p text:style-name="P5">What are the 3 types of targets one can create in the Ecere IDE?<text:line-break/><text:span text:style-name="T4">Executable, Shared Library, Static Library</text:span><text:line-break/></text:p>
        </text:list-item>
        <text:list-item>
          <text:p text:style-name="P5">What extension should a file containing code in the eC programming language have?<text:line-break/><text:span text:style-name="T4">.ec</text:span><text:line-break/></text:p>
        </text:list-item>
        <text:list-item>
          <text:p text:style-name="P5">What extension should a file containing code in the C programming language have?<text:line-break/><text:span text:style-name="T4">.c</text:span><text:line-break/></text:p>
        </text:list-item>
        <text:list-item>
          <text:p text:style-name="P5">Name one extension which a file containing code in the C++ programming language could use<text:line-break/><text:span text:style-name="T4">.cpp, .cc, .cxx</text:span><text:line-break/></text:p>
        </text:list-item>
        <text:list-item>
          <text:p text:style-name="P5">What is the entry point of an eC application?<text:line-break/><text:span text:style-name="T4">The Main method of an Application class</text:span><text:line-break/></text:p>
        </text:list-item>
        <text:list-item>
          <text:p text:style-name="P5">Which C or eC function can I use to print output to the console?<text:line-break/><text:span text:style-name="T4">printf, Print (PrintLn, puts, fputs, ...)</text:span> <text:line-break/></text:p>
        </text:list-item>
        <text:list-item>
          <text:p text:style-name="P5">To follow the coding conventions outlined in the <text:span text:style-name="T2">Ecere Tao of Programming</text:span><text:span text:style-name="T3">, how would you name a variable identifier representing a “First Row”?<text:line-break/></text:span><text:span text:style-name="T5">firstRow</text:span><text:span text:style-name="T3"><text:line-break/></text:span></text:p>
        </text:list-item>
        <text:list-item>
          <text:p text:style-name="P5">To follow the coding conventions outlined in the <text:span text:style-name="T2">Ecere Tao of Programming</text:span><text:span text:style-name="T3">, how would you name a class representing “My Class”?<text:line-break/></text:span><text:span text:style-name="T5">MyClass</text:span><text:span text:style-name="T3"><text:line-break/></text:span></text:p>
        </text:list-item>
        <text:list-item>
          <text:p text:style-name="P5">When the Ecere IDE reports a compiling error, how can you quickly jump to the offending line of code?<text:line-break/><text:span text:style-name="T4">By hitting 'Enter' while the cursor is on the error line inside the IDE's output view / build tab</text:span><text:line-break/></text:p>
        </text:list-item>
        <text:list-item>
          <text:p text:style-name="P5">Give an example of a C or eC function call statement.<text:line-break/><text:span text:style-name="T4">printf(“hello, world”)</text:span><text:line-break/></text:p>
        </text:list-item>
        <text:list-item>
          <text:p text:style-name="P5">Give an example of a C or eC string literal.<text:line-break/><text:span text:style-name="T4">“hello, world”</text:span><text:line-break/></text:p>
        </text:list-item>
        <text:list-item>
          <text:p text:style-name="P5">Which programming book started the hello, world tradition?<text:line-break/><text:span text:style-name="T4">The C programming language, by Brian Kernighan and Dennis Ritchie</text:span><text:line-break/><text:line-break/></text:p>
        </text:list-item>
        <text:list-item>
          <text:p text:style-name="P5"><text:soft-page-break/>Where is the home of the Ecere IDE / SDK / eC programming language on the web?<text:line-break/><text:span text:style-name="T4">http://www.ecere.com/</text:span><text:line-break/></text:p>
        </text:list-item>
        <text:list-item>
          <text:p text:style-name="P5">What is the URL of the Ecere forums on which one can ask for help with anything Ecere/eC related?<text:line-break/><text:span text:style-name="T4">http://www.ecere.com/forums/</text:span><text:line-break/></text:p>
        </text:list-item>
        <text:list-item>
          <text:p text:style-name="P5">What character symbols are used to delimit blocks in C and eC ?<text:line-break/><text:span text:style-name="T4">The curly brackets: </text:span><text:span text:style-name="T6">{</text:span><text:span text:style-name="T4"> and </text:span><text:span text:style-name="T6">}</text:span><text:line-break/></text:p>
        </text:list-item>
        <text:list-item>
          <text:p text:style-name="P5">Which two types of things can go inside a function block in C and eC?<text:line-break/><text:span text:style-name="T4">Declarations and statements</text:span><text:line-break/></text:p>
        </text:list-item>
        <text:list-item>
          <text:p text:style-name="P5">Which character symbol is used to distinguish multiple statements in C and eC?<text:line-break/><text:span text:style-name="T4">The semicolon: </text:span><text:span text:style-name="T6">;</text:span><text:line-break/></text:p>
        </text:list-item>
        <text:list-item>
          <text:p text:style-name="P5">What is the function of white space in C and eC?<text:line-break/><text:span text:style-name="T4">To separate identifiers, keywords and literals</text:span><text:line-break/></text:p>
        </text:list-item>
        <text:list-item>
          <text:p text:style-name="P5">By how many spaces are block levels indented by default in the IDE and in the <text:span text:style-name="T2">Ecere Tao of Programming</text:span><text:span text:style-name="T3">?<text:line-break/></text:span><text:span text:style-name="T5">3</text:span></text:p>
        </text:list-item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St-Louis</meta:initial-creator>
    <meta:creation-date>2010-09-05T04:09:12.32</meta:creation-date>
    <dc:date>2010-09-05T04:52:44.59</dc:date>
    <dc:creator>Jerome St-Louis</dc:creator>
    <meta:editing-duration>PT00H17M31S</meta:editing-duration>
    <meta:editing-cycles>10</meta:editing-cycles>
    <meta:generator>OpenOffice.org/3.2$Win32 OpenOffice.org_project/320m12$Build-9483</meta:generator>
    <meta:document-statistic meta:table-count="0" meta:image-count="0" meta:object-count="0" meta:page-count="3" meta:paragraph-count="39" meta:word-count="674" meta:character-count="3805"/>
  </office:meta>
</office:document-meta>
</file>